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.45pt"/>
    </style:style>
    <style:style style:name="co3" style:family="table-column">
      <style:table-column-properties fo:break-before="auto" style:column-width="122.71pt"/>
    </style:style>
    <style:style style:name="co4" style:family="table-column">
      <style:table-column-properties fo:break-before="auto" style:column-width="128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10.01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10.01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61">
      <style:table-cell-properties style:text-align-source="fix" style:repeat-content="false"/>
      <style:paragraph-properties fo:text-align="start" fo:margin-left="10.01pt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18.86pt" svg:height="496.2pt" svg:x="50.71pt" svg:y="643.75pt">
            <draw:object draw:notify-on-update-of-ranges="Sheet1.D11:Sheet1.D17 Sheet1.E10:Sheet1.E10 Sheet1.E11:Sheet1.E17 Sheet1.F10:Sheet1.F10 Sheet1.F11:Sheet1.F17 Sheet1.G10:Sheet1.G10 Sheet1.G11:Sheet1.G17 Sheet1.H10:Sheet1.H10 Sheet1.H11:Sheet1.H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51.6pt" svg:height="367.43pt" svg:x="70.95pt" svg:y="1182.1pt">
            <draw:object draw:notify-on-update-of-ranges="Sheet1.D11:Sheet1.D16 Sheet1.E10:Sheet1.E10 Sheet1.E11:Sheet1.E16 Sheet1.F10:Sheet1.F10 Sheet1.F11:Sheet1.F16 Sheet1.G10:Sheet1.G10 Sheet1.G11:Sheet1.G16 Sheet1.H10:Sheet1.H10 Sheet1.H11:Sheet1.H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02.22pt" svg:height="373.63pt" svg:x="112.51pt" svg:y="1575.69pt">
            <draw:object draw:notify-on-update-of-ranges="Sheet1.D11:Sheet1.D15 Sheet1.E10:Sheet1.E10 Sheet1.E11:Sheet1.E15 Sheet1.F10:Sheet1.F10 Sheet1.F11:Sheet1.F15 Sheet1.G10:Sheet1.G10 Sheet1.G11:Sheet1.G15 Sheet1.H10:Sheet1.H10 Sheet1.H11:Sheet1.H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>
            <text:p>Test No</text:p>
          </table:table-cell>
          <table:table-cell table:style-name="ce1" office:value-type="string" calcext:value-type="string">
            <text:p>Matrix Size</text:p>
          </table:table-cell>
          <table:table-cell table:style-name="ce1" office:value-type="string" calcext:value-type="string">
            <text:p>Seq. Time</text:p>
          </table:table-cell>
          <table:table-cell table:style-name="ce1" office:value-type="string" calcext:value-type="string">
            <text:p>Parallel Time (6 threads)</text:p>
          </table:table-cell>
          <table:table-cell table:style-name="ce4" office:value-type="string" calcext:value-type="string">
            <text:p>Parallel Time (12 threads)</text:p>
          </table:table-cell>
          <table:table-cell table:style-name="ce4" office:value-type="string" calcext:value-type="string">
            <text:p>Parallel Time (18 threads)</text:p>
          </table:table-cell>
        </table:table-row>
        <table:table-row table:style-name="ro1">
          <table:table-cell table:number-columns-repeated="2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4x4</text:p>
          </table:table-cell>
          <table:table-cell table:style-name="ce7" office:value-type="float" office:value="0.00000327" calcext:value-type="float">
            <text:p>3.27E-06</text:p>
          </table:table-cell>
          <table:table-cell table:style-name="ce6" office:value-type="float" office:value="0.000364778" calcext:value-type="float">
            <text:p>0.000364778</text:p>
          </table:table-cell>
          <table:table-cell table:style-name="ce6" office:value-type="float" office:value="0.0012335" calcext:value-type="float">
            <text:p>0.0012335</text:p>
          </table:table-cell>
          <table:table-cell table:style-name="ce6" office:value-type="float" office:value="0.00172873" calcext:value-type="float">
            <text:p>0.00172873</text:p>
          </table:table-cell>
        </table:table-row>
        <table:table-row table:style-name="ro1">
          <table:table-cell table:number-columns-repeated="2"/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10x10</text:p>
          </table:table-cell>
          <table:table-cell table:style-name="ce8" office:value-type="float" office:value="0.000019858" calcext:value-type="float">
            <text:p>1.99E-05</text:p>
          </table:table-cell>
          <table:table-cell table:style-name="ce6" office:value-type="float" office:value="0.000383095" calcext:value-type="float">
            <text:p>0.000383095</text:p>
          </table:table-cell>
          <table:table-cell table:style-name="ce6" office:value-type="float" office:value="0.00114295" calcext:value-type="float">
            <text:p>0.00114295</text:p>
          </table:table-cell>
          <table:table-cell table:style-name="ce6" office:value-type="float" office:value="0.000719618" calcext:value-type="float">
            <text:p>0.000719618</text:p>
          </table:table-cell>
        </table:table-row>
        <table:table-row table:style-name="ro1">
          <table:table-cell table:number-columns-repeated="2"/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20x20</text:p>
          </table:table-cell>
          <table:table-cell table:style-name="ce6" office:value-type="float" office:value="0.00014492" calcext:value-type="float">
            <text:p>0.00014492</text:p>
          </table:table-cell>
          <table:table-cell table:style-name="ce6" office:value-type="float" office:value="0.000511638" calcext:value-type="float">
            <text:p>0.000511638</text:p>
          </table:table-cell>
          <table:table-cell table:style-name="ce6" office:value-type="float" office:value="0.00123793" calcext:value-type="float">
            <text:p>0.00123793</text:p>
          </table:table-cell>
          <table:table-cell table:style-name="ce6" office:value-type="float" office:value="0.000740969" calcext:value-type="float">
            <text:p>0.000740969</text:p>
          </table:table-cell>
        </table:table-row>
        <table:table-row table:style-name="ro1">
          <table:table-cell table:number-columns-repeated="2"/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50x50</text:p>
          </table:table-cell>
          <table:table-cell table:style-name="ce6" office:value-type="float" office:value="0.00141836" calcext:value-type="float">
            <text:p>0.00141836</text:p>
          </table:table-cell>
          <table:table-cell table:style-name="ce6" office:value-type="float" office:value="0.000791549" calcext:value-type="float">
            <text:p>0.000791549</text:p>
          </table:table-cell>
          <table:table-cell table:style-name="ce6" office:value-type="float" office:value="0.00056635" calcext:value-type="float">
            <text:p>0.00056635</text:p>
          </table:table-cell>
          <table:table-cell table:style-name="ce6" office:value-type="float" office:value="0.00137433" calcext:value-type="float">
            <text:p>0.00137433</text:p>
          </table:table-cell>
        </table:table-row>
        <table:table-row table:style-name="ro1">
          <table:table-cell table:number-columns-repeated="2"/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100x100</text:p>
          </table:table-cell>
          <table:table-cell table:style-name="ce6" office:value-type="float" office:value="0.00429113" calcext:value-type="float">
            <text:p>0.00429113</text:p>
          </table:table-cell>
          <table:table-cell table:style-name="ce6" office:value-type="float" office:value="0.00178039" calcext:value-type="float">
            <text:p>0.00178039</text:p>
          </table:table-cell>
          <table:table-cell table:style-name="ce6" office:value-type="float" office:value="0.00440242" calcext:value-type="float">
            <text:p>0.00440242</text:p>
          </table:table-cell>
          <table:table-cell table:style-name="ce6" office:value-type="float" office:value="0.00448615" calcext:value-type="float">
            <text:p>0.00448615</text:p>
          </table:table-cell>
        </table:table-row>
        <table:table-row table:style-name="ro1">
          <table:table-cell table:number-columns-repeated="2"/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250x250</text:p>
          </table:table-cell>
          <table:table-cell table:style-name="ce6" office:value-type="float" office:value="0.0356576" calcext:value-type="float">
            <text:p>0.0356576</text:p>
          </table:table-cell>
          <table:table-cell table:style-name="ce6" office:value-type="float" office:value="0.0116913" calcext:value-type="float">
            <text:p>0.0116913</text:p>
          </table:table-cell>
          <table:table-cell table:style-name="ce6" office:value-type="float" office:value="0.0157776" calcext:value-type="float">
            <text:p>0.0157776</text:p>
          </table:table-cell>
          <table:table-cell table:style-name="ce6" office:value-type="float" office:value="0.0163975" calcext:value-type="float">
            <text:p>0.0163975</text:p>
          </table:table-cell>
        </table:table-row>
        <table:table-row table:style-name="ro1">
          <table:table-cell table:number-columns-repeated="2"/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500x500</text:p>
          </table:table-cell>
          <table:table-cell table:style-name="ce6" office:value-type="float" office:value="0.535596" calcext:value-type="float">
            <text:p>0.535596</text:p>
          </table:table-cell>
          <table:table-cell table:style-name="ce6" office:value-type="float" office:value="0.0790288" calcext:value-type="float">
            <text:p>0.0790288</text:p>
          </table:table-cell>
          <table:table-cell table:style-name="ce6" office:value-type="float" office:value="0.0861765" calcext:value-type="float">
            <text:p>0.0861765</text:p>
          </table:table-cell>
          <table:table-cell table:style-name="ce6" office:value-type="float" office:value="0.150942" calcext:value-type="float">
            <text:p>0.1509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 style:data-style-name="N2" text:time-value="18:54:44.1939552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0T16:01:20.887186995</meta:creation-date>
    <dc:date>2021-10-20T19:01:19.662224259</dc:date>
    <meta:editing-duration>PT24M18S</meta:editing-duration>
    <meta:editing-cycles>6</meta:editing-cycles>
    <meta:generator>LibreOffice/6.0.7.3$Linux_X86_64 LibreOffice_project/00m0$Build-3</meta:generator>
    <meta:document-statistic meta:table-count="1" meta:cell-count="4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833cm" svg:height="17.506cm" xlink:href=".." xlink:type="simple" chart:class="chart:line" chart:style-name="ch1">
        <chart:legend chart:legend-position="end" svg:x="16.547cm" svg:y="7.707cm" style:legend-expansion="high" chart:style-name="ch2"/>
        <chart:plot-area chart:style-name="ch3" table:cell-range-address="Sheet1.D10:Sheet1.H17" chart:data-source-has-labels="both" svg:x="0.436cm" svg:y="0.35cm" svg:width="15.675cm" svg:height="16.806cm">
          <chartooo:coordinate-region svg:x="1.163cm" svg:y="0.55cm" svg:width="14.298cm" svg:height="15.959cm"/>
          <chart:axis chart:dimension="x" chart:name="primary-x" chart:style-name="ch4" chartooo:axis-type="auto">
            <chartooo:date-scale/>
            <chart:categories table:cell-range-address="Sheet1.D11:Sheet1.D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11:Sheet1.E17" chart:label-cell-address="Sheet1.E10:Sheet1.E10" chart:class="chart:line">
            <chart:data-point chart:repeated="7"/>
          </chart:series>
          <chart:series chart:style-name="ch7" chart:values-cell-range-address="Sheet1.F11:Sheet1.F17" chart:label-cell-address="Sheet1.F10:Sheet1.F10" chart:class="chart:line">
            <chart:data-point chart:repeated="7"/>
          </chart:series>
          <chart:series chart:style-name="ch8" chart:values-cell-range-address="Sheet1.G11:Sheet1.G17" chart:label-cell-address="Sheet1.G10:Sheet1.G10" chart:class="chart:line">
            <chart:data-point chart:repeated="7"/>
          </chart:series>
          <chart:series chart:style-name="ch9" chart:values-cell-range-address="Sheet1.H11:Sheet1.H17" chart:label-cell-address="Sheet1.H10:Sheet1.H10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. Time</text:p>
                <draw:g>
                  <svg:desc>Sheet1.E10:Sheet1.E10</svg:desc>
                </draw:g>
              </table:table-cell>
              <table:table-cell office:value-type="string">
                <text:p>Parallel Time (6 threads)</text:p>
                <draw:g>
                  <svg:desc>Sheet1.F10:Sheet1.F10</svg:desc>
                </draw:g>
              </table:table-cell>
              <table:table-cell office:value-type="string">
                <text:p>Parallel Time (12 threads)</text:p>
                <draw:g>
                  <svg:desc>Sheet1.G10:Sheet1.G10</svg:desc>
                </draw:g>
              </table:table-cell>
              <table:table-cell office:value-type="string">
                <text:p>Parallel Time (18 threads)</text:p>
                <draw:g>
                  <svg:desc>Sheet1.H10:Sheet1.H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x4</text:p>
                <draw:g>
                  <svg:desc>Sheet1.D11:Sheet1.D17</svg:desc>
                </draw:g>
              </table:table-cell>
              <table:table-cell office:value-type="float" office:value="0.00000327">
                <text:p>0.00000327</text:p>
                <draw:g>
                  <svg:desc>Sheet1.E11:Sheet1.E17</svg:desc>
                </draw:g>
              </table:table-cell>
              <table:table-cell office:value-type="float" office:value="0.000364778">
                <text:p>0.000364778</text:p>
                <draw:g>
                  <svg:desc>Sheet1.F11:Sheet1.F17</svg:desc>
                </draw:g>
              </table:table-cell>
              <table:table-cell office:value-type="float" office:value="0.0012335">
                <text:p>0.0012335</text:p>
                <draw:g>
                  <svg:desc>Sheet1.G11:Sheet1.G17</svg:desc>
                </draw:g>
              </table:table-cell>
              <table:table-cell office:value-type="float" office:value="0.00172873">
                <text:p>0.00172873</text:p>
                <draw:g>
                  <svg:desc>Sheet1.H11:Sheet1.H17</svg:desc>
                </draw:g>
              </table:table-cell>
            </table:table-row>
            <table:table-row>
              <table:table-cell office:value-type="string">
                <text:p>10x10</text:p>
              </table:table-cell>
              <table:table-cell office:value-type="float" office:value="0.000019858">
                <text:p>0.000019858</text:p>
              </table:table-cell>
              <table:table-cell office:value-type="float" office:value="0.000383095">
                <text:p>0.000383095</text:p>
              </table:table-cell>
              <table:table-cell office:value-type="float" office:value="0.00114295">
                <text:p>0.00114295</text:p>
              </table:table-cell>
              <table:table-cell office:value-type="float" office:value="0.000719618">
                <text:p>0.000719618</text:p>
              </table:table-cell>
            </table:table-row>
            <table:table-row>
              <table:table-cell office:value-type="string">
                <text:p>20x20</text:p>
              </table:table-cell>
              <table:table-cell office:value-type="float" office:value="0.00014492">
                <text:p>0.00014492</text:p>
              </table:table-cell>
              <table:table-cell office:value-type="float" office:value="0.000511638">
                <text:p>0.000511638</text:p>
              </table:table-cell>
              <table:table-cell office:value-type="float" office:value="0.00123793">
                <text:p>0.00123793</text:p>
              </table:table-cell>
              <table:table-cell office:value-type="float" office:value="0.000740969">
                <text:p>0.000740969</text:p>
              </table:table-cell>
            </table:table-row>
            <table:table-row>
              <table:table-cell office:value-type="string">
                <text:p>50x50</text:p>
              </table:table-cell>
              <table:table-cell office:value-type="float" office:value="0.00141836">
                <text:p>0.00141836</text:p>
              </table:table-cell>
              <table:table-cell office:value-type="float" office:value="0.000791549">
                <text:p>0.000791549</text:p>
              </table:table-cell>
              <table:table-cell office:value-type="float" office:value="0.00056635">
                <text:p>0.00056635</text:p>
              </table:table-cell>
              <table:table-cell office:value-type="float" office:value="0.00137433">
                <text:p>0.00137433</text:p>
              </table:table-cell>
            </table:table-row>
            <table:table-row>
              <table:table-cell office:value-type="string">
                <text:p>100x100</text:p>
              </table:table-cell>
              <table:table-cell office:value-type="float" office:value="0.00429113">
                <text:p>0.00429113</text:p>
              </table:table-cell>
              <table:table-cell office:value-type="float" office:value="0.00178039">
                <text:p>0.00178039</text:p>
              </table:table-cell>
              <table:table-cell office:value-type="float" office:value="0.00440242">
                <text:p>0.00440242</text:p>
              </table:table-cell>
              <table:table-cell office:value-type="float" office:value="0.00448615">
                <text:p>0.00448615</text:p>
              </table:table-cell>
            </table:table-row>
            <table:table-row>
              <table:table-cell office:value-type="string">
                <text:p>250x250</text:p>
              </table:table-cell>
              <table:table-cell office:value-type="float" office:value="0.0356576">
                <text:p>0.0356576</text:p>
              </table:table-cell>
              <table:table-cell office:value-type="float" office:value="0.0116913">
                <text:p>0.0116913</text:p>
              </table:table-cell>
              <table:table-cell office:value-type="float" office:value="0.0157776">
                <text:p>0.0157776</text:p>
              </table:table-cell>
              <table:table-cell office:value-type="float" office:value="0.0163975">
                <text:p>0.0163975</text:p>
              </table:table-cell>
            </table:table-row>
            <table:table-row>
              <table:table-cell office:value-type="string">
                <text:p>500x500</text:p>
              </table:table-cell>
              <table:table-cell office:value-type="float" office:value="0.535596">
                <text:p>0.535596</text:p>
              </table:table-cell>
              <table:table-cell office:value-type="float" office:value="0.0790288">
                <text:p>0.0790288</text:p>
              </table:table-cell>
              <table:table-cell office:value-type="float" office:value="0.0861765">
                <text:p>0.0861765</text:p>
              </table:table-cell>
              <table:table-cell office:value-type="float" office:value="0.150942">
                <text:p>0.1509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988cm" svg:height="12.963cm" xlink:href=".." xlink:type="simple" chart:class="chart:line" chart:style-name="ch1">
        <chart:legend chart:legend-position="end" svg:x="17.702cm" svg:y="5.435cm" style:legend-expansion="high" chart:style-name="ch2"/>
        <chart:plot-area chart:style-name="ch3" table:cell-range-address="Sheet1.D10:Sheet1.H16" chart:data-source-has-labels="both" svg:x="0.459cm" svg:y="0.259cm" svg:width="16.784cm" svg:height="12.445cm">
          <chartooo:coordinate-region svg:x="1.557cm" svg:y="0.458cm" svg:width="15.037cm" svg:height="11.599cm"/>
          <chart:axis chart:dimension="x" chart:name="primary-x" chart:style-name="ch4" chartooo:axis-type="auto">
            <chartooo:date-scale/>
            <chart:categories table:cell-range-address="Sheet1.D11:Sheet1.D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11:Sheet1.E16" chart:label-cell-address="Sheet1.E10:Sheet1.E10" chart:class="chart:line">
            <chart:data-point chart:repeated="6"/>
          </chart:series>
          <chart:series chart:style-name="ch7" chart:values-cell-range-address="Sheet1.F11:Sheet1.F16" chart:label-cell-address="Sheet1.F10:Sheet1.F10" chart:class="chart:line">
            <chart:data-point chart:repeated="6"/>
          </chart:series>
          <chart:series chart:style-name="ch8" chart:values-cell-range-address="Sheet1.G11:Sheet1.G16" chart:label-cell-address="Sheet1.G10:Sheet1.G10" chart:class="chart:line">
            <chart:data-point chart:repeated="6"/>
          </chart:series>
          <chart:series chart:style-name="ch9" chart:values-cell-range-address="Sheet1.H11:Sheet1.H16" chart:label-cell-address="Sheet1.H10:Sheet1.H10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. Time</text:p>
                <draw:g>
                  <svg:desc>Sheet1.E10:Sheet1.E10</svg:desc>
                </draw:g>
              </table:table-cell>
              <table:table-cell office:value-type="string">
                <text:p>Parallel Time (6 threads)</text:p>
                <draw:g>
                  <svg:desc>Sheet1.F10:Sheet1.F10</svg:desc>
                </draw:g>
              </table:table-cell>
              <table:table-cell office:value-type="string">
                <text:p>Parallel Time (12 threads)</text:p>
                <draw:g>
                  <svg:desc>Sheet1.G10:Sheet1.G10</svg:desc>
                </draw:g>
              </table:table-cell>
              <table:table-cell office:value-type="string">
                <text:p>Parallel Time (18 threads)</text:p>
                <draw:g>
                  <svg:desc>Sheet1.H10:Sheet1.H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x4</text:p>
                <draw:g>
                  <svg:desc>Sheet1.D11:Sheet1.D16</svg:desc>
                </draw:g>
              </table:table-cell>
              <table:table-cell office:value-type="float" office:value="0.00000327">
                <text:p>0.00000327</text:p>
                <draw:g>
                  <svg:desc>Sheet1.E11:Sheet1.E16</svg:desc>
                </draw:g>
              </table:table-cell>
              <table:table-cell office:value-type="float" office:value="0.000364778">
                <text:p>0.000364778</text:p>
                <draw:g>
                  <svg:desc>Sheet1.F11:Sheet1.F16</svg:desc>
                </draw:g>
              </table:table-cell>
              <table:table-cell office:value-type="float" office:value="0.0012335">
                <text:p>0.0012335</text:p>
                <draw:g>
                  <svg:desc>Sheet1.G11:Sheet1.G16</svg:desc>
                </draw:g>
              </table:table-cell>
              <table:table-cell office:value-type="float" office:value="0.00172873">
                <text:p>0.00172873</text:p>
                <draw:g>
                  <svg:desc>Sheet1.H11:Sheet1.H16</svg:desc>
                </draw:g>
              </table:table-cell>
            </table:table-row>
            <table:table-row>
              <table:table-cell office:value-type="string">
                <text:p>10x10</text:p>
              </table:table-cell>
              <table:table-cell office:value-type="float" office:value="0.000019858">
                <text:p>0.000019858</text:p>
              </table:table-cell>
              <table:table-cell office:value-type="float" office:value="0.000383095">
                <text:p>0.000383095</text:p>
              </table:table-cell>
              <table:table-cell office:value-type="float" office:value="0.00114295">
                <text:p>0.00114295</text:p>
              </table:table-cell>
              <table:table-cell office:value-type="float" office:value="0.000719618">
                <text:p>0.000719618</text:p>
              </table:table-cell>
            </table:table-row>
            <table:table-row>
              <table:table-cell office:value-type="string">
                <text:p>20x20</text:p>
              </table:table-cell>
              <table:table-cell office:value-type="float" office:value="0.00014492">
                <text:p>0.00014492</text:p>
              </table:table-cell>
              <table:table-cell office:value-type="float" office:value="0.000511638">
                <text:p>0.000511638</text:p>
              </table:table-cell>
              <table:table-cell office:value-type="float" office:value="0.00123793">
                <text:p>0.00123793</text:p>
              </table:table-cell>
              <table:table-cell office:value-type="float" office:value="0.000740969">
                <text:p>0.000740969</text:p>
              </table:table-cell>
            </table:table-row>
            <table:table-row>
              <table:table-cell office:value-type="string">
                <text:p>50x50</text:p>
              </table:table-cell>
              <table:table-cell office:value-type="float" office:value="0.00141836">
                <text:p>0.00141836</text:p>
              </table:table-cell>
              <table:table-cell office:value-type="float" office:value="0.000791549">
                <text:p>0.000791549</text:p>
              </table:table-cell>
              <table:table-cell office:value-type="float" office:value="0.00056635">
                <text:p>0.00056635</text:p>
              </table:table-cell>
              <table:table-cell office:value-type="float" office:value="0.00137433">
                <text:p>0.00137433</text:p>
              </table:table-cell>
            </table:table-row>
            <table:table-row>
              <table:table-cell office:value-type="string">
                <text:p>100x100</text:p>
              </table:table-cell>
              <table:table-cell office:value-type="float" office:value="0.00429113">
                <text:p>0.00429113</text:p>
              </table:table-cell>
              <table:table-cell office:value-type="float" office:value="0.00178039">
                <text:p>0.00178039</text:p>
              </table:table-cell>
              <table:table-cell office:value-type="float" office:value="0.00440242">
                <text:p>0.00440242</text:p>
              </table:table-cell>
              <table:table-cell office:value-type="float" office:value="0.00448615">
                <text:p>0.00448615</text:p>
              </table:table-cell>
            </table:table-row>
            <table:table-row>
              <table:table-cell office:value-type="string">
                <text:p>250x250</text:p>
              </table:table-cell>
              <table:table-cell office:value-type="float" office:value="0.0356576">
                <text:p>0.0356576</text:p>
              </table:table-cell>
              <table:table-cell office:value-type="float" office:value="0.0116913">
                <text:p>0.0116913</text:p>
              </table:table-cell>
              <table:table-cell office:value-type="float" office:value="0.0157776">
                <text:p>0.0157776</text:p>
              </table:table-cell>
              <table:table-cell office:value-type="float" office:value="0.0163975">
                <text:p>0.01639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246cm" svg:height="13.182cm" xlink:href=".." xlink:type="simple" chart:class="chart:line" chart:style-name="ch1">
        <chart:legend chart:legend-position="end" svg:x="15.96cm" svg:y="5.545cm" style:legend-expansion="high" chart:style-name="ch2"/>
        <chart:plot-area chart:style-name="ch3" table:cell-range-address="Sheet1.D10:Sheet1.H15" chart:data-source-has-labels="both" svg:x="0.424cm" svg:y="0.263cm" svg:width="15.112cm" svg:height="12.656cm">
          <chartooo:coordinate-region svg:x="1.522cm" svg:y="0.462cm" svg:width="13.364cm" svg:height="11.81cm"/>
          <chart:axis chart:dimension="x" chart:name="primary-x" chart:style-name="ch4" chartooo:axis-type="auto">
            <chartooo:date-scale/>
            <chart:categories table:cell-range-address="Sheet1.D11:Sheet1.D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11:Sheet1.E15" chart:label-cell-address="Sheet1.E10:Sheet1.E10" chart:class="chart:line">
            <chart:data-point chart:repeated="5"/>
          </chart:series>
          <chart:series chart:style-name="ch7" chart:values-cell-range-address="Sheet1.F11:Sheet1.F15" chart:label-cell-address="Sheet1.F10:Sheet1.F10" chart:class="chart:line">
            <chart:data-point chart:repeated="5"/>
          </chart:series>
          <chart:series chart:style-name="ch8" chart:values-cell-range-address="Sheet1.G11:Sheet1.G15" chart:label-cell-address="Sheet1.G10:Sheet1.G10" chart:class="chart:line">
            <chart:data-point chart:repeated="5"/>
          </chart:series>
          <chart:series chart:style-name="ch9" chart:values-cell-range-address="Sheet1.H11:Sheet1.H15" chart:label-cell-address="Sheet1.H10:Sheet1.H10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. Time</text:p>
                <draw:g>
                  <svg:desc>Sheet1.E10:Sheet1.E10</svg:desc>
                </draw:g>
              </table:table-cell>
              <table:table-cell office:value-type="string">
                <text:p>Parallel Time (6 threads)</text:p>
                <draw:g>
                  <svg:desc>Sheet1.F10:Sheet1.F10</svg:desc>
                </draw:g>
              </table:table-cell>
              <table:table-cell office:value-type="string">
                <text:p>Parallel Time (12 threads)</text:p>
                <draw:g>
                  <svg:desc>Sheet1.G10:Sheet1.G10</svg:desc>
                </draw:g>
              </table:table-cell>
              <table:table-cell office:value-type="string">
                <text:p>Parallel Time (18 threads)</text:p>
                <draw:g>
                  <svg:desc>Sheet1.H10:Sheet1.H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x4</text:p>
                <draw:g>
                  <svg:desc>Sheet1.D11:Sheet1.D15</svg:desc>
                </draw:g>
              </table:table-cell>
              <table:table-cell office:value-type="float" office:value="0.00000327">
                <text:p>0.00000327</text:p>
                <draw:g>
                  <svg:desc>Sheet1.E11:Sheet1.E15</svg:desc>
                </draw:g>
              </table:table-cell>
              <table:table-cell office:value-type="float" office:value="0.000364778">
                <text:p>0.000364778</text:p>
                <draw:g>
                  <svg:desc>Sheet1.F11:Sheet1.F15</svg:desc>
                </draw:g>
              </table:table-cell>
              <table:table-cell office:value-type="float" office:value="0.0012335">
                <text:p>0.0012335</text:p>
                <draw:g>
                  <svg:desc>Sheet1.G11:Sheet1.G15</svg:desc>
                </draw:g>
              </table:table-cell>
              <table:table-cell office:value-type="float" office:value="0.00172873">
                <text:p>0.00172873</text:p>
                <draw:g>
                  <svg:desc>Sheet1.H11:Sheet1.H15</svg:desc>
                </draw:g>
              </table:table-cell>
            </table:table-row>
            <table:table-row>
              <table:table-cell office:value-type="string">
                <text:p>10x10</text:p>
              </table:table-cell>
              <table:table-cell office:value-type="float" office:value="0.000019858">
                <text:p>0.000019858</text:p>
              </table:table-cell>
              <table:table-cell office:value-type="float" office:value="0.000383095">
                <text:p>0.000383095</text:p>
              </table:table-cell>
              <table:table-cell office:value-type="float" office:value="0.00114295">
                <text:p>0.00114295</text:p>
              </table:table-cell>
              <table:table-cell office:value-type="float" office:value="0.000719618">
                <text:p>0.000719618</text:p>
              </table:table-cell>
            </table:table-row>
            <table:table-row>
              <table:table-cell office:value-type="string">
                <text:p>20x20</text:p>
              </table:table-cell>
              <table:table-cell office:value-type="float" office:value="0.00014492">
                <text:p>0.00014492</text:p>
              </table:table-cell>
              <table:table-cell office:value-type="float" office:value="0.000511638">
                <text:p>0.000511638</text:p>
              </table:table-cell>
              <table:table-cell office:value-type="float" office:value="0.00123793">
                <text:p>0.00123793</text:p>
              </table:table-cell>
              <table:table-cell office:value-type="float" office:value="0.000740969">
                <text:p>0.000740969</text:p>
              </table:table-cell>
            </table:table-row>
            <table:table-row>
              <table:table-cell office:value-type="string">
                <text:p>50x50</text:p>
              </table:table-cell>
              <table:table-cell office:value-type="float" office:value="0.00141836">
                <text:p>0.00141836</text:p>
              </table:table-cell>
              <table:table-cell office:value-type="float" office:value="0.000791549">
                <text:p>0.000791549</text:p>
              </table:table-cell>
              <table:table-cell office:value-type="float" office:value="0.00056635">
                <text:p>0.00056635</text:p>
              </table:table-cell>
              <table:table-cell office:value-type="float" office:value="0.00137433">
                <text:p>0.00137433</text:p>
              </table:table-cell>
            </table:table-row>
            <table:table-row>
              <table:table-cell office:value-type="string">
                <text:p>100x100</text:p>
              </table:table-cell>
              <table:table-cell office:value-type="float" office:value="0.00429113">
                <text:p>0.00429113</text:p>
              </table:table-cell>
              <table:table-cell office:value-type="float" office:value="0.00178039">
                <text:p>0.00178039</text:p>
              </table:table-cell>
              <table:table-cell office:value-type="float" office:value="0.00440242">
                <text:p>0.00440242</text:p>
              </table:table-cell>
              <table:table-cell office:value-type="float" office:value="0.00448615">
                <text:p>0.004486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